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v1.1.9</text:p>
      <text:list text:style-name="L1">
        <text:list-item>
          <text:p text:style-name="P1">Add dependency check action</text:p>
        </text:list-item>
        <text:list-item>
          <text:p text:style-name="P1">Fixup Brave config settings</text:p>
        </text:list-item>
        <text:list-item>
          <text:p text:style-name="P1">Add silent.link to Online Phone Number section</text:p>
        </text:list-item>
        <text:list-item>
          <text:p text:style-name="P1">Fix Appendix K reference to itself</text:p>
        </text:list-item>
        <text:list-item>
          <text:p text:style-name="P1">Rename “TAILS” to “Tails”</text:p>
        </text:list-item>
      </text:list>
      <text:p text:style-name="First_20_paragraph">v1.1.8</text:p>
      <text:list text:style-name="L2">
        <text:list-item>
          <text:p text:style-name="P2">Add AnarSec to links</text:p>
        </text:list-item>
        <text:list-item>
          <text:p text:style-name="P2">CICD: fix automatic VT scans</text:p>
        </text:list-item>
        <text:list-item>
          <text:p text:style-name="P2">Appendix D: remove trailing period in title</text:p>
        </text:list-item>
        <text:list-item>
          <text:p text:style-name="P2">CICD: lock old issues &amp; pull requests</text:p>
        </text:list-item>
        <text:list-item>
          <text:p text:style-name="P2">Tor onion offline</text:p>
        </text:list-item>
        <text:list-item>
          <text:p text:style-name="P2">CICD: update issues template</text:p>
        </text:list-item>
        <text:list-item>
          <text:p text:style-name="P2">Revert “Quantum resistance and good crypto algos”</text:p>
        </text:list-item>
      </text:list>
      <text:p text:style-name="First_20_paragraph">v1.1.7</text:p>
      <text:list text:style-name="L3">
        <text:list-item>
          <text:p text:style-name="P3">Add A.P. Open Collective link</text:p>
        </text:list-item>
        <text:list-item>
          <text:p text:style-name="P3">Remove in memoriam for Lena per her wishes</text:p>
        </text:list-item>
        <text:list-item>
          <text:p text:style-name="P3">Add Lucas as NTH mod</text:p>
        </text:list-item>
        <text:list-item>
          <text:p text:style-name="P3">Fix missing inline image leftover from previous PRs</text:p>
        </text:list-item>
        <text:list-item>
          <text:p text:style-name="P3">“Checking if your Tor Exit Node is terrible”: reduce to one section and remove subsections</text:p>
        </text:list-item>
      </text:list>
      <text:p text:style-name="First_20_paragraph">v1.1.6 “<text:span text:style-name="T1">It’s alive…again.</text:span>”</text:p>
      <text:p text:style-name="Text_20_body">The thing works now.</text:p>
      <text:list text:style-name="L4">
        <text:list-item>
          <text:p text:style-name="P4">Fixed the errors in pandoc (Tex2PDF) build</text:p>
        </text:list-item>
        <text:list-item>
          <text:p text:style-name="P4">Updated Tor .onion links</text:p>
        </text:list-item>
        <text:list-item>
          <text:p text:style-name="P4">Drank a lulz amount of espresso</text:p>
        </text:list-item>
        <text:list-item>
          <text:p text:style-name="P4">Cleaned up garbage</text:p>
        </text:list-item>
        <text:list-item>
          <text:p text:style-name="P4">Removed unused links</text:p>
        </text:list-item>
        <text:list-item>
          <text:p text:style-name="P4">Note regarding Alex’s absence (they will return)</text:p>
        </text:list-item>
      </text:list>
      <text:p text:style-name="First_20_paragraph">v1.1.6-pre2 - I know, I know. Pre-release? Again??! v1.1.6 coming <text:span text:style-name="T1">very</text:span> soon. - Update to $OXEN staking prices in Session section - Small grammar/spelling fixes - Fix image inline linking issue (stop using dual linking) - Re-order hardlinks to make it easy to manage</text:p>
      <text:p text:style-name="Text_20_body">v1.1.6-pre1 - Update on Tor Browser route due to major changes - Tor Project has condensed their settings and it is no longer necessary to manually configure bridges. - Fix out of date options/settings for Tor on Android - Small grammar/spelling fixes - Removal and fix of some bad links - Removal of AnonArchive (down) - “How to spot if someone has been searching your stuff” fixed - PDF and ODT builds disabled temporarily - Update to social links for SEO plugin - Link to Qubes tutorial for installing Windows VMs - Added link to Arkenfox/user.js - Remove unnecessary addons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1T12:43:10Z</meta:creation-date>
    <dc:date>2023-08-21T12:43:10Z</dc:date>
  </office:meta>
</office:document-meta>
</file>